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4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31.01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40.62mm"/>
    </style:style>
    <style:style style:name="co8" style:family="table-column">
      <style:table-column-properties fo:break-before="auto" style:column-width="51.96mm"/>
    </style:style>
    <style:style style:name="co9" style:family="table-column">
      <style:table-column-properties fo:break-before="auto" style:column-width="220.8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Combi_V5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bi V6 BOM</text:p>
          </table:table-cell>
          <table:covered-table-cell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CON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tb</text:p>
          </table:table-cell>
          <table:table-cell/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494-8956</text:p>
          </table:table-cell>
          <table:table-cell/>
          <table:table-cell office:value-type="string" calcext:value-type="string">
            <text:p>RS Pro 5mm Pitch Straight PCB Terminal Block with Screw Termination, Through Hole, 2 Way </text:p>
          </table:table-cell>
          <table:table-cell/>
        </table:table-row>
        <table:table-row table:style-name="ro2">
          <table:table-cell office:value-type="string" calcext:value-type="string">
            <text:p>CON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R-N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116R-1-392LF </text:p>
          </table:table-cell>
          <table:table-cell/>
          <table:table-cell table:style-name="ce4" office:value-type="float" office:value="1902586" calcext:value-type="float">
            <text:p>1902586</text:p>
          </table:table-cell>
          <table:table-cell office:value-type="string" calcext:value-type="string">
            <text:p>BOURNS <text:s/>4116R-1-392LF <text:s/>Fixed Network Resistor, 3.9 kohm, 100 V, 8 Elements, Isolated, DIP, 250 mW <text:s/></text:p>
          </table:table-cell>
          <table:table-cell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32N</text:p>
          </table:table-cell>
          <table:table-cell office:value-type="string" calcext:value-type="string">
            <text:p>74F00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74F00N </text:p>
          </table:table-cell>
          <table:table-cell/>
          <table:table-cell table:style-name="ce4" office:value-type="float" office:value="1740002" calcext:value-type="float">
            <text:p>1740002</text:p>
          </table:table-cell>
          <table:table-cell office:value-type="string" calcext:value-type="string">
            <text:p>TEXAS INSTRUMENTS <text:s/>SN74F00N <text:s/>NAND Gate, 74F00, 2 Input, 20 mA, 4.5 V to 5.5 V, DIP-1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-C87A</text:p>
          </table:table-cell>
          <table:table-cell/>
          <table:table-cell office:value-type="string" calcext:value-type="string">
            <text:p>Broadcom</text:p>
          </table:table-cell>
          <table:table-cell table:style-name="ce4" office:value-type="string" calcext:value-type="string">
            <text:p>ACPL-C87AT-000E </text:p>
          </table:table-cell>
          <table:table-cell table:style-name="ce4" office:value-type="string" calcext:value-type="string">
            <text:p>830-4987 </text:p>
          </table:table-cell>
          <table:table-cell table:style-name="ce4" office:value-type="float" office:value="2313196" calcext:value-type="float">
            <text:p>2313196</text:p>
          </table:table-cell>
          <table:table-cell office:value-type="string" calcext:value-type="string">
            <text:p>Broadcom ACPL-C87AT-000E, Isolation Amplifier, 3 → 5.5 V, 8-Pin SOIC</text:p>
          </table:table-cell>
          <table:table-cell/>
        </table:table-row>
        <table:table-row table:style-name="ro4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2"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SEAL35</text:p>
          </table:table-cell>
          <table:table-cell office:value-type="string" calcext:value-type="string">
            <text:p>776163-1</text:p>
          </table:table-cell>
          <table:table-cell office:value-type="string" calcext:value-type="string">
            <text:p>AMP - TE CONNECTIVITY</text:p>
          </table:table-cell>
          <table:table-cell table:style-name="ce4" office:value-type="string" calcext:value-type="string">
            <text:p>776163-1 </text:p>
          </table:table-cell>
          <table:table-cell/>
          <table:table-cell table:style-name="ce4" office:value-type="float" office:value="2468341" calcext:value-type="float">
            <text:p>2468341</text:p>
          </table:table-cell>
          <table:table-cell office:value-type="string" calcext:value-type="string">
            <text:p>AMP - TE CONNECTIVITY <text:s/>776163-1 <text:s/>Rectangular Power Connector, AMPSEAL Series, Through Hole, Plug, 35 Contacts, 4 mm</text:p>
          </table:table-cell>
          <table:table-cell/>
        </table:table-row>
        <table:table-row table:style-name="ro2">
          <table:table-cell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7B-NPN-TO92-EBC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7B-NPN-TO92-EBC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R25103X7RK0100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473X7RK0050 </text:p>
          </table:table-cell>
          <table:table-cell/>
          <table:table-cell table:style-name="ce4" office:value-type="float" office:value="1216437" calcext:value-type="float">
            <text:p>1216437</text:p>
          </table:table-cell>
          <table:table-cell office:value-type="string" calcext:value-type="string">
            <text:p>MCRR25473X7RK0050 <text:s/>Multilayer Ceramic Capacitor, 0.047 µF, 5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473X7RK0050 </text:p>
          </table:table-cell>
          <table:table-cell/>
          <table:table-cell table:style-name="ce4" office:value-type="float" office:value="1216437" calcext:value-type="float">
            <text:p>1216437</text:p>
          </table:table-cell>
          <table:table-cell office:value-type="string" calcext:value-type="string">
            <text:p>MCRR25473X7RK0050 <text:s/>Multilayer Ceramic Capacitor, 0.047 µF, 5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4">
          <table:table-cell office:value-type="string" calcext:value-type="string">
            <text:p>C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2">
          <table:table-cell office:value-type="string" calcext:value-type="string">
            <text:p>C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U0805R103KCT </text:p>
          </table:table-cell>
          <table:table-cell/>
          <table:table-cell table:style-name="ce4" office:value-type="float" office:value="9406352" calcext:value-type="float">
            <text:p>9406352</text:p>
          </table:table-cell>
          <table:table-cell office:value-type="string" calcext:value-type="string">
            <text:p>SMD Multilayer Ceramic Capacitor, 0805 [2012 Metric], 0.01 µF, 50 V, ± 10%, X7R</text:p>
          </table:table-cell>
          <table:table-cell/>
        </table:table-row>
        <table:table-row table:style-name="ro4"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2">
          <table:table-cell office:value-type="string" calcext:value-type="string">
            <text:p>C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C0805C103K5RACTU </text:p>
          </table:table-cell>
          <table:table-cell/>
          <table:table-cell table:style-name="ce4" office:value-type="float" office:value="2392340" calcext:value-type="float">
            <text:p>2392340</text:p>
          </table:table-cell>
          <table:table-cell office:value-type="string" calcext:value-type="string">
            <text:p>C0805C103K5RACTU <text:s/>SMD Multilayer Ceramic Capacitor, 0805 [2012 Metric], 0.01 µF, 50 V, ± 10%, X7R</text:p>
          </table:table-cell>
          <table:table-cell/>
        </table:table-row>
        <table:table-row table:style-name="ro2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B473K500CT </text:p>
          </table:table-cell>
          <table:table-cell/>
          <table:table-cell table:style-name="ce4" office:value-type="float" office:value="2310725" calcext:value-type="float">
            <text:p>2310725</text:p>
          </table:table-cell>
          <table:table-cell office:value-type="string" calcext:value-type="string">
            <text:p>MC0805B473K500CT <text:s/>SMD Multilayer Ceramic Capacitor, 0805 [2012 Metric], 0.047 µF, 50 V, ± 10%, X7R</text:p>
          </table:table-cell>
          <table:table-cell/>
        </table:table-row>
        <table:table-row table:style-name="ro4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16mm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s/>EEUFM1E221</text:p>
          </table:table-cell>
          <table:table-cell office:value-type="string" calcext:value-type="string">
            <text:p>526-1480</text:p>
          </table:table-cell>
          <table:table-cell/>
          <table:table-cell office:value-type="string" calcext:value-type="string">
            <text:p>Panasonic Aluminium Electrolytic Capacitor 220μF 25 V dc 8mm Through Hole series</text:p>
          </table:table-cell>
          <table:table-cell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16mm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Wurth Elektronik</text:p>
          </table:table-cell>
          <table:table-cell office:value-type="float" office:value="860020780023" calcext:value-type="float">
            <text:p>860020780023</text:p>
          </table:table-cell>
          <table:table-cell office:value-type="string" calcext:value-type="string">
            <text:p>840-5024</text:p>
          </table:table-cell>
          <table:table-cell/>
          <table:table-cell office:value-type="string" calcext:value-type="string">
            <text:p>Wurth Elektronik Aluminium Electrolytic Capacitor 680μF 63 V dc 16mm Radial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GPR63V106M5X11 </text:p>
          </table:table-cell>
          <table:table-cell/>
          <table:table-cell table:style-name="ce4" office:value-type="float" office:value="9451480" calcext:value-type="float">
            <text:p>9451480</text:p>
          </table:table-cell>
          <table:table-cell office:value-type="string" calcext:value-type="string">
            <text:p>MCGPR63V106M5X11 <text:s/>Electrolytic Capacitor, 10 µF, 63 V, MCGPR Series, ± 20%, Radial Leaded, 5 mm</text:p>
          </table:table-cell>
          <table:table-cell/>
        </table:table-row>
        <table:table-row table:style-name="ro2">
          <table:table-cell office:value-type="string" calcext:value-type="string">
            <text:p>C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GPR63V106M5X11 </text:p>
          </table:table-cell>
          <table:table-cell/>
          <table:table-cell table:style-name="ce4" office:value-type="float" office:value="9451480" calcext:value-type="float">
            <text:p>9451480</text:p>
          </table:table-cell>
          <table:table-cell office:value-type="string" calcext:value-type="string">
            <text:p>MCGPR63V106M5X11 <text:s/>Electrolytic Capacitor, 10 µF, 63 V, MCGPR Series, ± 20%, Radial Leaded, 5 mm</text:p>
          </table:table-cell>
          <table:table-cell/>
        </table:table-row>
        <table:table-row table:style-name="ro2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4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5K2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4" office:value-type="string" calcext:value-type="string">
            <text:p>MEJ1S0505SC </text:p>
          </table:table-cell>
          <table:table-cell office:value-type="string" calcext:value-type="string">
            <text:p>829-4828</text:p>
          </table:table-cell>
          <table:table-cell/>
          <table:table-cell office:value-type="string" calcext:value-type="string">
            <text:p>Murata Power Solutions Isolated DC-DC Converter, Vin 4.5 → 5.5 V dc, Vout 5V, I/O isolation 5.2kV dc </text:p>
          </table:table-cell>
          <table:table-cell/>
        </table:table-row>
        <table:table-row table:style-name="ro4">
          <table:table-cell office:value-type="string" calcext:value-type="string">
            <text:p>D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2">
          <table:table-cell office:value-type="string" calcext:value-type="string">
            <text:p>R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608X-102-331LF </text:p>
          </table:table-cell>
          <table:table-cell/>
          <table:table-cell table:style-name="ce4" office:value-type="float" office:value="9356665" calcext:value-type="float">
            <text:p>9356665</text:p>
          </table:table-cell>
          <table:table-cell office:value-type="string" calcext:value-type="string">
            <text:p>BOURNS <text:s/>4608X-102-331LF <text:s/>Fixed Network Resistor, 330 ohm, 100 V, 4 Elements, Isolated, SIP, 300 mW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FTDI Chip</text:p>
          </table:table-cell>
          <table:table-cell table:style-name="ce4" office:value-type="string" calcext:value-type="string">
            <text:p>FT232RL-REEL </text:p>
          </table:table-cell>
          <table:table-cell table:style-name="ce4" office:value-type="string" calcext:value-type="string">
            <text:p>888-8732 </text:p>
          </table:table-cell>
          <table:table-cell/>
          <table:table-cell office:value-type="string" calcext:value-type="string">
            <text:p>FT232RL-REEL, USB Controller, 3MBd, USB 2.0, 1.8 → 5.25 V, 28-Pin SSOP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EUTJ3-U1</text:p>
          </table:table-cell>
          <table:table-cell/>
          <table:table-cell office:value-type="string" calcext:value-type="string">
            <text:p>Bourns</text:p>
          </table:table-cell>
          <table:table-cell table:style-name="ce4" office:value-type="string" calcext:value-type="string">
            <text:p>2109-V-RC </text:p>
          </table:table-cell>
          <table:table-cell/>
          <table:table-cell table:style-name="ce4" office:value-type="float" office:value="1929750" calcext:value-type="float">
            <text:p>1929750</text:p>
          </table:table-cell>
          <table:table-cell office:value-type="string" calcext:value-type="string">
            <text:p>Inductor, Toroidal, High Current, 2100 Series, 47 µH, 3.6 A, 0.055 ohm, ± 15%</text:p>
          </table:table-cell>
          <table:table-cell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9N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LM339AN </text:p>
          </table:table-cell>
          <table:table-cell/>
          <table:table-cell table:style-name="ce4" office:value-type="float" office:value="1564966" calcext:value-type="float">
            <text:p>1564966</text:p>
          </table:table-cell>
          <table:table-cell office:value-type="string" calcext:value-type="string">
            <text:p>LM339AN <text:s/>Analogue Comparator, Quad, Voltage, 4, 1.3 µs, 2V to 36V, ± 1V to ± 18V, DIP</text:p>
          </table:table-cell>
          <table:table-cell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TV</text:p>
          </table:table-cell>
          <table:table-cell/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LM2596T-5.0 </text:p>
          </table:table-cell>
          <table:table-cell/>
          <table:table-cell table:style-name="ce4" office:value-type="float" office:value="1206529" calcext:value-type="float">
            <text:p>1206529</text:p>
          </table:table-cell>
          <table:table-cell office:value-type="string" calcext:value-type="string">
            <text:p>LM2596T-5.0 <text:s/>Buck (Step Down) Switching Regulator, Fixed, 4.5V-40V In, 5V And 3A Out, TO-220-5</text:p>
          </table:table-cell>
          <table:table-cell/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D-2X1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2212S-20SG-85 </text:p>
          </table:table-cell>
          <table:table-cell/>
          <table:table-cell table:style-name="ce4" office:value-type="float" office:value="1593469" calcext:value-type="float">
            <text:p>1593469</text:p>
          </table:table-cell>
          <table:table-cell office:value-type="string" calcext:value-type="string">
            <text:p>Board-To-Board Connector, 2.54 mm, 20 Contacts, Receptacle, 2212S Series, Through Hole, 1 Rows</text:p>
          </table:table-cell>
          <table:table-cell/>
        </table:table-row>
        <table:table-row table:style-name="ro2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D-2X1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2212S-20SG-85 </text:p>
          </table:table-cell>
          <table:table-cell/>
          <table:table-cell table:style-name="ce4" office:value-type="float" office:value="1593469" calcext:value-type="float">
            <text:p>1593469</text:p>
          </table:table-cell>
          <table:table-cell office:value-type="string" calcext:value-type="string">
            <text:p>Board-To-Board Connector, 2.54 mm, 20 Contacts, Receptacle, 2212S Series, Through Hole, 1 Rows</text:p>
          </table:table-cell>
          <table:table-cell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61729-S</text:p>
          </table:table-cell>
          <table:table-cell office:value-type="string" calcext:value-type="string">
            <text:p>AMPHENOL FCI</text:p>
          </table:table-cell>
          <table:table-cell table:style-name="ce4" office:value-type="string" calcext:value-type="string">
            <text:p>61729-0010BLF </text:p>
          </table:table-cell>
          <table:table-cell/>
          <table:table-cell table:style-name="ce4" office:value-type="float" office:value="1097897" calcext:value-type="float">
            <text:p>1097897</text:p>
          </table:table-cell>
          <table:table-cell office:value-type="string" calcext:value-type="string">
            <text:p>USB Connector, USB Type B, USB 2.0, Receptacle, 4 Ways, Through Hole Mount, Right Angle</text:p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 </text:p>
          </table:table-cell>
          <table:table-cell/>
          <table:table-cell table:style-name="ce4" office:value-type="float" office:value="9339051" calcext:value-type="float">
            <text:p>9339051</text:p>
          </table:table-cell>
          <table:table-cell office:value-type="string" calcext:value-type="string">
            <text:p>Axial Carbon Resistor 1kΩ ±5% 0.25W</text:p>
          </table:table-cell>
          <table:table-cell/>
        </table:table-row>
        <table:table-row table:style-name="ro2">
          <table:table-cell office:value-type="string" calcext:value-type="string">
            <text:p>R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CFR0W4J0125A50 </text:p>
          </table:table-cell>
          <table:table-cell/>
          <table:table-cell table:style-name="ce4" office:value-type="float" office:value="2410785" calcext:value-type="float">
            <text:p>2410785</text:p>
          </table:table-cell>
          <table:table-cell office:value-type="string" calcext:value-type="string">
            <text:p>Axial Carbon Resistor 1M2Ω ±5% 0.25W</text:p>
          </table:table-cell>
          <table:table-cell/>
        </table:table-row>
        <table:table-row table:style-name="ro2">
          <table:table-cell office:value-type="string" calcext:value-type="string">
            <text:p>R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CFR0W4J0125A50 </text:p>
          </table:table-cell>
          <table:table-cell/>
          <table:table-cell table:style-name="ce4" office:value-type="float" office:value="2410785" calcext:value-type="float">
            <text:p>2410785</text:p>
          </table:table-cell>
          <table:table-cell office:value-type="string" calcext:value-type="string">
            <text:p>Axial Carbon Resistor 1M2Ω ±5% 0.25W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3K3 </text:p>
          </table:table-cell>
          <table:table-cell/>
          <table:table-cell table:style-name="ce4" office:value-type="float" office:value="9341749" calcext:value-type="float">
            <text:p>9341749</text:p>
          </table:table-cell>
          <table:table-cell office:value-type="string" calcext:value-type="string">
            <text:p>3K3 <text:s/>Through Hole Resistor, 3.3 k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3K3 </text:p>
          </table:table-cell>
          <table:table-cell/>
          <table:table-cell table:style-name="ce4" office:value-type="float" office:value="9341749" calcext:value-type="float">
            <text:p>9341749</text:p>
          </table:table-cell>
          <table:table-cell office:value-type="string" calcext:value-type="string">
            <text:p>3K3 <text:s/>Through Hole Resistor, 3.3 k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4K7 </text:p>
          </table:table-cell>
          <table:table-cell/>
          <table:table-cell table:style-name="ce4" office:value-type="float" office:value="9339540" calcext:value-type="float">
            <text:p>9339540</text:p>
          </table:table-cell>
          <table:table-cell office:value-type="string" calcext:value-type="string">
            <text:p>4K7 <text:s/>Through Hole Resistor, 4.7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6.6k</text:p>
          </table:table-cell>
          <table:table-cell office:value-type="string" calcext:value-type="string">
            <text:p>TE CONNECTIVITY</text:p>
          </table:table-cell>
          <table:table-cell table:style-name="ce4" office:value-type="string" calcext:value-type="string">
            <text:p>H86K65BYA </text:p>
          </table:table-cell>
          <table:table-cell/>
          <table:table-cell table:style-name="ce4" office:value-type="float" office:value="1751532" calcext:value-type="float">
            <text:p>1751532</text:p>
          </table:table-cell>
          <table:table-cell office:value-type="string" calcext:value-type="string">
            <text:p>H86K65BYA <text:s/>Through Hole Resistor, 6.65 kohm, 350 V, Axial Leaded, 250 mW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33K </text:p>
          </table:table-cell>
          <table:table-cell/>
          <table:table-cell table:style-name="ce4" office:value-type="float" office:value="9339434" calcext:value-type="float">
            <text:p>9339434</text:p>
          </table:table-cell>
          <table:table-cell office:value-type="string" calcext:value-type="string">
            <text:p>33K <text:s/>Through Hole Resistor, 33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47K </text:p>
          </table:table-cell>
          <table:table-cell/>
          <table:table-cell table:style-name="ce4" office:value-type="float" office:value="9339558" calcext:value-type="float">
            <text:p>9339558</text:p>
          </table:table-cell>
          <table:table-cell office:value-type="string" calcext:value-type="string">
            <text:p>47K <text:s/>Through Hole Resistor, 47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FR0W4BB5000A50 </text:p>
          </table:table-cell>
          <table:table-cell/>
          <table:table-cell table:style-name="ce4" office:value-type="float" office:value="2396013" calcext:value-type="float">
            <text:p>2396013</text:p>
          </table:table-cell>
          <table:table-cell table:number-columns-repeated="2" office:value-type="string" calcext:value-type="string">
            <text:p>Through Hole Resistor, 500 ohm, 250 V, Axial Leaded, 250 mW, ± 0.1%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FR0W4BB5000A50 </text:p>
          </table:table-cell>
          <table:table-cell/>
          <table:table-cell table:style-name="ce4" office:value-type="float" office:value="2396013" calcext:value-type="float">
            <text:p>2396013</text:p>
          </table:table-cell>
          <table:table-cell office:value-type="string" calcext:value-type="string">
            <text:p>Through Hole Resistor, 500 ohm, 250 V, Axial Leaded, 250 mW, ± 0.1%</text:p>
          </table:table-cell>
          <table:table-cell/>
        </table:table-row>
        <table:table-row table:style-name="ro4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2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1W080512K2 </text:p>
          </table:table-cell>
          <table:table-cell/>
          <table:table-cell table:style-name="ce4" office:value-type="float" office:value="9332812" calcext:value-type="float">
            <text:p>9332812</text:p>
          </table:table-cell>
          <table:table-cell office:value-type="string" calcext:value-type="string">
            <text:p>SMD Chip Resistor, Thick Film, 2.2 kohm, 150 V, 0805 [2012 Metric], 100 mW, ± 1%</text:p>
          </table:table-cell>
          <table:table-cell/>
        </table:table-row>
        <table:table-row table:style-name="ro2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1W080514K7 </text:p>
          </table:table-cell>
          <table:table-cell/>
          <table:table-cell table:style-name="ce4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/>
        </table:table-row>
        <table:table-row table:style-name="ro2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103 JTL </text:p>
          </table:table-cell>
          <table:table-cell/>
          <table:table-cell table:style-name="ce4" office:value-type="float" office:value="2073612" calcext:value-type="float">
            <text:p>2073612</text:p>
          </table:table-cell>
          <table:table-cell office:value-type="string" calcext:value-type="string">
            <text:p>SMD Chip Resistor, Ceramic, 10 kohm, 150 V, 0805 [2012 Metric], 125 mW, ± 5%</text:p>
          </table:table-cell>
          <table:table-cell/>
        </table:table-row>
        <table:table-row table:style-name="ro2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60R4FTL </text:p>
          </table:table-cell>
          <table:table-cell/>
          <table:table-cell table:style-name="ce4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/>
        </table:table-row>
        <table:table-row table:style-name="ro2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60R4FTL </text:p>
          </table:table-cell>
          <table:table-cell/>
          <table:table-cell table:style-name="ce4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/>
        </table:table-row>
        <table:table-row table:style-name="ro4"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2">
          <table:table-cell office:value-type="string" calcext:value-type="string">
            <text:p>R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0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609X-101-102LF </text:p>
          </table:table-cell>
          <table:table-cell/>
          <table:table-cell table:style-name="ce4" office:value-type="float" office:value="9356800" calcext:value-type="float">
            <text:p>9356800</text:p>
          </table:table-cell>
          <table:table-cell office:value-type="string" calcext:value-type="string">
            <text:p>Fixed Network Resistor, 1 kohm, 100 V, 8 Elements, Bussed, SIP, 200 mW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TTKY-DIODEDO201T15</text:p>
          </table:table-cell>
          <table:table-cell/>
          <table:table-cell office:value-type="string" calcext:value-type="string">
            <text:p>Fairchild Semi</text:p>
          </table:table-cell>
          <table:table-cell table:style-name="ce4" office:value-type="string" calcext:value-type="string">
            <text:p>SB540 </text:p>
          </table:table-cell>
          <table:table-cell/>
          <table:table-cell table:style-name="ce4" office:value-type="float" office:value="1467533" calcext:value-type="float">
            <text:p>1467533</text:p>
          </table:table-cell>
          <table:table-cell office:value-type="string" calcext:value-type="string">
            <text:p>SB540 <text:s/>Schottky Rectifier, 40 V, 5 A, Single, DO-201AD, 2 Pins, 550 mV</text:p>
          </table:table-cell>
          <table:table-cell/>
        </table:table-row>
        <table:table-row table:style-name="ro2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N65HVD234D </text:p>
          </table:table-cell>
          <table:table-cell/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65HVD234D </text:p>
          </table:table-cell>
          <table:table-cell/>
          <table:table-cell table:style-name="ce4" office:value-type="float" office:value="1212363" calcext:value-type="float">
            <text:p>1212363</text:p>
          </table:table-cell>
          <table:table-cell office:value-type="string" calcext:value-type="string">
            <text:p>SN65HVD234D <text:s/>CAN Bus, Transceiver, CAN, 1, 1, 3 V, 3.6 V, SOIC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5T/C,512</text:p>
          </table:table-cell>
          <table:table-cell/>
          <table:table-cell office:value-type="string" calcext:value-type="string">
            <text:p>NXP</text:p>
          </table:table-cell>
          <table:table-cell table:style-name="ce4" office:value-type="string" calcext:value-type="string">
            <text:p>TJA1055T/C,512 </text:p>
          </table:table-cell>
          <table:table-cell/>
          <table:table-cell table:style-name="ce4" office:value-type="float" office:value="1771428" calcext:value-type="float">
            <text:p>1771428</text:p>
          </table:table-cell>
          <table:table-cell office:value-type="string" calcext:value-type="string">
            <text:p>CAN Bus, Transceiver, Serial, 1, 1, 4.75 V, 5.25 V, SOIC</text:p>
          </table:table-cell>
          <table:table-cell/>
        </table:table-row>
        <table:table-row table:style-name="ro2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C274P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TLC2274CNE4 </text:p>
          </table:table-cell>
          <table:table-cell/>
          <table:table-cell table:style-name="ce4" office:value-type="float" office:value="1234680" calcext:value-type="float">
            <text:p>1234680</text:p>
          </table:table-cell>
          <table:table-cell office:value-type="string" calcext:value-type="string">
            <text:p>Operational Amplifier, Quad, 4 Amplifier, 2.2 MHz, 3.6 V/µs, ± 2.2V to ± 8V, DIP, 14 Pins</text:p>
          </table:table-cell>
          <table:table-cell/>
        </table:table-row>
        <table:table-row table:style-name="ro2">
          <table:table-cell office:value-type="string" calcext:value-type="string">
            <text:p>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CG0603MLC-05E </text:p>
          </table:table-cell>
          <table:table-cell/>
          <table:table-cell table:style-name="ce4" office:value-type="float" office:value="1838966" calcext:value-type="float">
            <text:p>1838966</text:p>
          </table:table-cell>
          <table:table-cell office:value-type="string" calcext:value-type="string">
            <text:p>TVS Varistor, 8 V, 5 V, ChipGuard MLC Series, 20 V, 0603 [1608 Metric], ESD Protector</text:p>
          </table:table-cell>
          <table:table-cell/>
        </table:table-row>
        <table:table-row table:style-name="ro2"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CG0603MLC-05E </text:p>
          </table:table-cell>
          <table:table-cell/>
          <table:table-cell table:style-name="ce4" office:value-type="float" office:value="1838966" calcext:value-type="float">
            <text:p>1838966</text:p>
          </table:table-cell>
          <table:table-cell office:value-type="string" calcext:value-type="string">
            <text:p>TVS Varistor, 8 V, 5 V, ChipGuard MLC Series, 20 V, 0603 [1608 Metric], ESD Protector</text:p>
          </table:table-cell>
          <table:table-cell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_2TB</text:p>
          </table:table-cell>
          <table:table-cell/>
          <table:table-cell office:value-type="string" calcext:value-type="string">
            <text:p>Phoenix Contact</text:p>
          </table:table-cell>
          <table:table-cell table:style-name="ce4" office:value-type="string" calcext:value-type="string">
            <text:p>GMKDS 3/ 2-7,62 </text:p>
          </table:table-cell>
          <table:table-cell office:value-type="string" calcext:value-type="string">
            <text:p>189-5966</text:p>
          </table:table-cell>
          <table:table-cell table:style-name="ce4" office:value-type="float" office:value="1793006" calcext:value-type="float">
            <text:p>1793006</text:p>
          </table:table-cell>
          <table:table-cell office:value-type="string" calcext:value-type="string">
            <text:p>Wire-To-Board Terminal Block, 7.62 mm, 2 Ways, 24 AWG, 12 AWG, 4 mm², Screw</text:p>
          </table:table-cell>
          <table:table-cell/>
        </table:table-row>
        <table:table-row table:style-name="ro2" table:number-rows-repeated="104833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8:50:43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4:40:49.372000000</dc:date>
    <meta:editing-duration>PT10H22M10S</meta:editing-duration>
    <meta:editing-cycles>54</meta:editing-cycles>
    <meta:generator>LibreOffice/5.2.1.2$Windows_x86 LibreOffice_project/31dd62db80d4e60af04904455ec9c9219178d620</meta:generator>
    <meta:document-statistic meta:table-count="1" meta:cell-count="1866" meta:object-count="0"/>
  </office:meta>
</office:document-meta>
</file>